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8000" draw:textarea-vertical-align="middle" fo:min-height="2.163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00" draw:textarea-vertical-align="middle" fo:min-height="2.163cm"/>
      <style:paragraph-properties style:writing-mode="lr-tb"/>
    </style:style>
    <style:style style:name="gr3" style:family="graphic" style:parent-style-name="objectwithoutfill">
      <style:graphic-properties svg:stroke-color="#81d41a" draw:marker-end="Square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  <style:paragraph-properties style:writing-mode="lr-tb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199cm" fo:min-width="0cm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199cm" fo:min-width="0cm"/>
    </style:style>
    <style:style style:name="gr11" style:family="graphic" style:parent-style-name="objectwithoutfill">
      <style:graphic-properties svg:stroke-color="#81d41a" draw:marker-start="Square" draw:marker-end="" draw:fill="solid" draw:textarea-vertical-align="middle"/>
    </style:style>
    <style:style style:name="gr12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ff8000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svg:stroke-color="#81d41a" draw:marker-start="Square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start"/>
      <style:text-properties fo:font-size="14pt"/>
    </style:style>
    <style:style style:name="P6" style:family="paragraph">
      <loext:graphic-properties draw:fill="none" draw:fill-color="#ffffff"/>
      <style:paragraph-properties fo:text-align="start"/>
      <style:text-properties fo:font-size="14pt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81d41a"/>
      <style:paragraph-properties fo:text-align="center"/>
    </style:style>
    <style:style style:name="P10" style:family="paragraph">
      <style:text-properties fo:font-size="11pt"/>
    </style:style>
    <style:style style:name="P11" style:family="paragraph">
      <loext:graphic-properties draw:fill="solid" draw:fill-color="#ffff00"/>
      <style:text-properties fo:font-size="11pt"/>
    </style:style>
    <style:style style:name="P12" style:family="paragraph">
      <loext:graphic-properties draw:fill="solid" draw:fill-color="#ff8000"/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98cm" svg:height="2.413cm" svg:x="6.715cm" svg:y="3.159cm">
          <draw:text-box>
            <text:p text:style-name="P1">Model</text:p>
          </draw:text-box>
        </draw:frame>
        <draw:frame draw:style-name="gr2" draw:text-style-name="P3" draw:layer="layout" svg:width="9.398cm" svg:height="2.413cm" svg:x="6.715cm" svg:y="9.16cm">
          <draw:text-box>
            <text:p text:style-name="P1">View</text:p>
          </draw:text-box>
        </draw:frame>
        <draw:line draw:style-name="gr3" draw:text-style-name="P4" draw:layer="layout" svg:x1="7.177cm" svg:y1="6.099cm" svg:x2="7.177cm" svg:y2="8.843cm">
          <text:p/>
        </draw:line>
        <draw:line draw:style-name="gr4" draw:text-style-name="P4" draw:layer="layout" svg:x1="10.144cm" svg:y1="8.874cm" svg:x2="10.177cm" svg:y2="6.079cm">
          <text:p/>
        </draw:line>
        <draw:frame draw:style-name="gr5" draw:text-style-name="P6" draw:layer="layout" svg:width="2.413cm" svg:height="3.441cm" svg:x="7.35cm" svg:y="5.941cm">
          <draw:text-box>
            <text:p text:style-name="P5">“The interface should display ‘4’”</text:p>
          </draw:text-box>
        </draw:frame>
        <draw:frame draw:style-name="gr6" draw:text-style-name="P6" draw:layer="layout" svg:width="2.844cm" svg:height="3.026cm" svg:x="10.329cm" svg:y="6.126cm">
          <draw:text-box>
            <text:p text:style-name="P5">“The data should update to 5”</text:p>
          </draw:text-box>
        </draw:frame>
        <draw:line draw:style-name="gr3" draw:text-style-name="P4" draw:layer="layout" svg:x1="13.402cm" svg:y1="6.1cm" svg:x2="13.402cm" svg:y2="8.844cm">
          <text:p/>
        </draw:line>
        <draw:frame draw:style-name="gr5" draw:text-style-name="P6" draw:layer="layout" svg:width="2.413cm" svg:height="3.441cm" svg:x="13.575cm" svg:y="5.942cm">
          <draw:text-box>
            <text:p text:style-name="P5">“The interface should display ‘5’”</text:p>
          </draw:text-box>
        </draw:frame>
        <draw:custom-shape draw:style-name="gr7" draw:text-style-name="P7" draw:layer="layout" svg:width="0.635cm" svg:height="0.635cm" svg:x="5.571cm" svg:y="15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4.971cm" svg:y="15.6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0.635cm" svg:height="0.635cm" svg:x="3.271cm" svg:y="17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7.271cm" svg:y="17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2.271cm" svg:y="19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4.271cm" svg:y="19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0.635cm" svg:x="6.571cm" svg:y="19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8.271cm" svg:y="19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5.971cm" svg:y="19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5.271cm" svg:y="22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7.271cm" svg:y="22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3.747cm" svg:y1="17.764cm" svg:x2="5.652cm" svg:y2="15.986cm">
          <text:p/>
        </draw:line>
        <draw:line draw:style-name="gr9" draw:text-style-name="P4" draw:layer="layout" svg:x1="2.858cm" svg:y1="19.796cm" svg:x2="3.62cm" svg:y2="18.145cm">
          <text:p/>
        </draw:line>
        <draw:line draw:style-name="gr9" draw:text-style-name="P4" draw:layer="layout" svg:x1="4.382cm" svg:y1="19.669cm" svg:x2="3.747cm" svg:y2="18.272cm">
          <text:p/>
        </draw:line>
        <draw:line draw:style-name="gr9" draw:text-style-name="P4" draw:layer="layout" svg:x1="5.652cm" svg:y1="16.113cm" svg:x2="7.303cm" svg:y2="17.764cm">
          <text:p/>
        </draw:line>
        <draw:line draw:style-name="gr9" draw:text-style-name="P4" draw:layer="layout" svg:x1="6.541cm" svg:y1="20.05cm" svg:x2="7.557cm" svg:y2="18.145cm">
          <text:p/>
        </draw:line>
        <draw:line draw:style-name="gr9" draw:text-style-name="P4" draw:layer="layout" svg:x1="8.446cm" svg:y1="19.669cm" svg:x2="7.684cm" svg:y2="18.272cm">
          <text:p/>
        </draw:line>
        <draw:line draw:style-name="gr9" draw:text-style-name="P4" draw:layer="layout" svg:x1="5.779cm" svg:y1="22.082cm" svg:x2="6.541cm" svg:y2="20.177cm">
          <text:p/>
        </draw:line>
        <draw:line draw:style-name="gr9" draw:text-style-name="P4" draw:layer="layout" svg:x1="7.43cm" svg:y1="22.082cm" svg:x2="6.541cm" svg:y2="20.177cm">
          <text:p/>
        </draw:line>
        <draw:custom-shape draw:style-name="gr7" draw:text-style-name="P7" draw:layer="layout" svg:width="0.635cm" svg:height="0.635cm" svg:x="15.571cm" svg:y="15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14.971cm" svg:y="15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13.271cm" svg:y="17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17.271cm" svg:y="19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12.271cm" svg:y="19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0.635cm" svg:x="14.271cm" svg:y="19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635cm" svg:height="0.635cm" svg:x="16.571cm" svg:y="21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18.271cm" svg:y="21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15.971cm" svg:y="21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0.635cm" svg:x="15.271cm" svg:y="2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17.271cm" svg:y="2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3.747cm" svg:y1="17.764cm" svg:x2="15.652cm" svg:y2="15.986cm">
          <text:p/>
        </draw:line>
        <draw:line draw:style-name="gr9" draw:text-style-name="P4" draw:layer="layout" svg:x1="12.858cm" svg:y1="19.796cm" svg:x2="13.62cm" svg:y2="18.145cm">
          <text:p/>
        </draw:line>
        <draw:line draw:style-name="gr9" draw:text-style-name="P4" draw:layer="layout" svg:x1="14.382cm" svg:y1="19.669cm" svg:x2="13.747cm" svg:y2="18.272cm">
          <text:p/>
        </draw:line>
        <draw:line draw:style-name="gr9" draw:text-style-name="P4" draw:layer="layout" svg:x1="15.652cm" svg:y1="16.113cm" svg:x2="17.303cm" svg:y2="17.764cm">
          <text:p/>
        </draw:line>
        <draw:line draw:style-name="gr9" draw:text-style-name="P4" draw:layer="layout" svg:x1="16.541cm" svg:y1="22.05cm" svg:x2="17.557cm" svg:y2="20.145cm">
          <text:p/>
        </draw:line>
        <draw:line draw:style-name="gr9" draw:text-style-name="P4" draw:layer="layout" svg:x1="18.446cm" svg:y1="21.669cm" svg:x2="17.684cm" svg:y2="20.272cm">
          <text:p/>
        </draw:line>
        <draw:line draw:style-name="gr9" draw:text-style-name="P4" draw:layer="layout" svg:x1="15.779cm" svg:y1="24.082cm" svg:x2="16.541cm" svg:y2="22.177cm">
          <text:p/>
        </draw:line>
        <draw:line draw:style-name="gr9" draw:text-style-name="P4" draw:layer="layout" svg:x1="17.43cm" svg:y1="24.082cm" svg:x2="16.541cm" svg:y2="22.177cm">
          <text:p/>
        </draw:line>
        <draw:custom-shape draw:style-name="gr8" draw:text-style-name="P8" draw:layer="layout" svg:width="0.635cm" svg:height="0.635cm" svg:x="13.271cm" svg:y="21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0.635cm" svg:x="17.271cm" svg:y="17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5cm" svg:x="15.271cm" svg:y="26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7.637cm" svg:y1="18.399cm" svg:x2="17.637cm" svg:y2="19.669cm">
          <text:p/>
        </draw:line>
        <draw:line draw:style-name="gr9" draw:text-style-name="P4" draw:layer="layout" svg:x1="14.462cm" svg:y1="20.177cm" svg:x2="13.827cm" svg:y2="21.955cm">
          <text:p/>
        </draw:line>
        <draw:line draw:style-name="gr9" draw:text-style-name="P4" draw:layer="layout" svg:x1="15.605cm" svg:y1="26.019cm" svg:x2="15.605cm" svg:y2="24.749cm">
          <text:p/>
        </draw:line>
        <draw:path draw:style-name="gr11" draw:text-style-name="P4" draw:layer="layout" svg:width="3.007cm" svg:height="1.917cm" draw:transform="skewX (-0.143640597439133) rotate (0.31381019950858) translate (2.81120682289823cm 17.5495645977402cm)" svg:viewBox="0 0 3008 1918" svg:d="M0 1918c2876-2 3008-1918 3008-1918">
          <text:p/>
        </draw:path>
        <draw:path draw:style-name="gr11" draw:text-style-name="P4" draw:layer="layout" svg:width="1.323cm" svg:height="1.227cm" draw:transform="rotate (0.96010562152208) translate (5.83624123313784cm 17.3140217005189cm)" svg:viewBox="0 0 1324 1228" svg:d="M0 1228c1550 0 1311-1228 1311-1228">
          <text:p/>
        </draw:path>
        <draw:path draw:style-name="gr11" draw:text-style-name="P4" draw:layer="layout" svg:width="1.204cm" svg:height="0.88cm" draw:transform="rotate (2.5535912285929) translate (6.334cm 21.955cm)" svg:viewBox="0 0 1205 881" svg:d="M0 0c1374 0 1198 881 1198 881">
          <text:p/>
        </draw:path>
        <draw:path draw:style-name="gr11" draw:text-style-name="P4" draw:layer="layout" svg:width="4.059cm" svg:height="5.337cm" draw:transform="skewX (8.59366681526148E-017) rotate (0.440695636128568) translate (4.69197555891211cm 17.1270173575235cm)" svg:viewBox="0 0 4060 5338" svg:d="M0 5338c7442 0 2377-5338 2377-5338">
          <text:p/>
        </draw:path>
      </draw:page>
      <draw:page draw:name="page2" draw:style-name="dp1" draw:master-page-name="Default">
        <draw:frame draw:style-name="gr12" draw:text-style-name="P11" draw:layer="layout" svg:width="1.882cm" svg:height="0.683cm" svg:x="7.655cm" svg:y="4.048cm">
          <draw:text-box>
            <text:p text:style-name="P10">Window</text:p>
          </draw:text-box>
        </draw:frame>
        <draw:frame draw:style-name="gr13" draw:text-style-name="P12" draw:layer="layout" svg:width="1.56cm" svg:height="0.683cm" svg:x="9.655cm" svg:y="4.049cm">
          <draw:text-box>
            <text:p text:style-name="P10">Model</text:p>
          </draw:text-box>
        </draw:frame>
        <draw:frame draw:style-name="gr12" draw:text-style-name="P11" draw:layer="layout" svg:width="1.45cm" svg:height="0.683cm" svg:x="6.055cm" svg:y="6.049cm">
          <draw:text-box>
            <text:p text:style-name="P10">Label</text:p>
          </draw:text-box>
        </draw:frame>
        <draw:frame draw:style-name="gr12" draw:text-style-name="P11" draw:layer="layout" svg:width="1.628cm" svg:height="0.683cm" svg:x="8.555cm" svg:y="6.05cm">
          <draw:text-box>
            <text:p text:style-name="P10">Button</text:p>
          </draw:text-box>
        </draw:frame>
        <draw:frame draw:style-name="gr12" draw:text-style-name="P11" draw:layer="layout" svg:width="1.628cm" svg:height="0.683cm" svg:x="11.155cm" svg:y="6.051cm">
          <draw:text-box>
            <text:p text:style-name="P10">Button</text:p>
          </draw:text-box>
        </draw:frame>
        <draw:line draw:style-name="gr9" draw:text-style-name="P4" draw:layer="layout" svg:x1="7.223cm" svg:y1="6.08cm" svg:x2="9.128cm" svg:y2="4.683cm">
          <text:p/>
        </draw:line>
        <draw:line draw:style-name="gr9" draw:text-style-name="P4" draw:layer="layout" svg:x1="9.382cm" svg:y1="6.08cm" svg:x2="9.128cm" svg:y2="4.683cm">
          <text:p/>
        </draw:line>
        <draw:line draw:style-name="gr9" draw:text-style-name="P4" draw:layer="layout" svg:x1="11.795cm" svg:y1="6.08cm" svg:x2="9.128cm" svg:y2="4.81cm">
          <text:p/>
        </draw:line>
        <draw:path draw:style-name="gr14" draw:text-style-name="P4" draw:layer="layout" svg:width="2.587cm" svg:height="2.776cm" draw:transform="rotate (2.2455406156159) translate (8.112cm 5.953cm)" svg:viewBox="0 0 2588 2777" svg:d="M0 0c5692 0 218 2777 218 2777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3:11:06.066320177</meta:creation-date>
    <dc:date>2022-02-20T00:37:41.062912015</dc:date>
    <meta:editing-duration>PT1H31M9S</meta:editing-duration>
    <meta:editing-cycles>3</meta:editing-cycles>
    <meta:generator>LibreOffice/6.4.7.2$Linux_X86_64 LibreOffice_project/40$Build-2</meta:generator>
    <meta:document-statistic meta:object-count="65"/>
  </office:meta>
</office:document-meta>
</file>